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️⃣ Add &amp; Remove From End</text:h>
      <text:section text:style-name="Sect1" text:name="code-block-viewer">
        <text:p text:style-name="P1">let fruits = ["apple", "banana"];</text:p>
      </text:section>
      <text:list text:style-name="L1">
        <text:list-item>
          <text:p text:style-name="P2">Add <text:span text:style-name="Source_20_Text">"orange"</text:span> to the end.</text:p>
        </text:list-item>
        <text:list-item>
          <text:p text:style-name="P2">Remove the last element.</text:p>
        </text:list-item>
        <text:list-item>
          <text:p text:style-name="P2">What is the final array?</text:p>
        </text:list-item>
      </text:list>
      <text:p text:style-name="Horizontal_20_Line"/>
      <text:h text:style-name="Heading_20_3" text:outline-level="3">2️⃣ Add &amp; Remove From Beginning</text:h>
      <text:section text:style-name="Sect1" text:name="Section1">
        <text:p text:style-name="P1"><text:bookmark text:name="code-block-viewer"/>let numbers = [2, 3, 4];</text:p>
      </text:section>
      <text:list text:style-name="L2">
        <text:list-item>
          <text:p text:style-name="P3">Add <text:span text:style-name="Source_20_Text">1</text:span> to the beginning.</text:p>
        </text:list-item>
        <text:list-item>
          <text:p text:style-name="P3">Remove the first element.</text:p>
        </text:list-item>
        <text:list-item>
          <text:p text:style-name="P3">What is the final array?</text:p>
        </text:list-item>
      </text:list>
      <text:p text:style-name="Horizontal_20_Line"/>
      <text:h text:style-name="Heading_20_3" text:outline-level="3">3️⃣ Find Position</text:h>
      <text:section text:style-name="Sect1" text:name="Section2">
        <text:p text:style-name="P1"><text:bookmark text:name="code-block-viewer Copy 1"/>let colors = ["red", "blue", "green", "yellow"];</text:p>
      </text:section>
      <text:list text:style-name="L3">
        <text:list-item>
          <text:p text:style-name="P4">Find the index of <text:span text:style-name="Source_20_Text">"green"</text:span>.</text:p>
        </text:list-item>
        <text:list-item>
          <text:p text:style-name="P4">Find the index of <text:span text:style-name="Source_20_Text">"purple"</text:span> (what will it return?)</text:p>
        </text:list-item>
      </text:list>
      <text:p text:style-name="Horizontal_20_Line"/>
      <text:h text:style-name="Heading_20_2" text:outline-level="2">🟡 Intermediate Level</text:h>
      <text:h text:style-name="Heading_20_3" text:outline-level="3">4️⃣ Shopping Cart Simulation</text:h>
      <text:section text:style-name="Sect1" text:name="Section3">
        <text:p text:style-name="P1"><text:bookmark text:name="code-block-viewer Copy 2"/>let cart = ["milk", "bread"];</text:p>
      </text:section>
      <text:list text:style-name="L4">
        <text:list-item>
          <text:p text:style-name="P5">Add <text:span text:style-name="Source_20_Text">"eggs"</text:span> to the cart.</text:p>
        </text:list-item>
        <text:list-item>
          <text:p text:style-name="P5">Add <text:span text:style-name="Source_20_Text">"butter"</text:span> to the beginning.</text:p>
        </text:list-item>
        <text:list-item>
          <text:p text:style-name="P5">Remove the last item.</text:p>
        </text:list-item>
        <text:list-item>
          <text:p text:style-name="P5">Find the index of <text:span text:style-name="Source_20_Text">"milk"</text:span>.</text:p>
        </text:list-item>
      </text:list>
      <text:p text:style-name="Text_20_body">👉 What does the cart look like at the end?</text:p>
      <text:p text:style-name="Horizontal_20_Line"/>
      <text:h text:style-name="Heading_20_3" text:outline-level="3">5️⃣ Undo Feature (Stack Concept)</text:h>
      <text:section text:style-name="Sect1" text:name="Section4">
        <text:p text:style-name="P1"><text:bookmark text:name="code-block-viewer Copy 3"/>let actions = [];</text:p>
      </text:section>
      <text:list text:style-name="L5">
        <text:list-item>
          <text:p text:style-name="P6">User performs: <text:span text:style-name="Source_20_Text">"login"</text:span>, <text:span text:style-name="Source_20_Text">"view page"</text:span>, <text:span text:style-name="Source_20_Text">"logout"</text:span></text:p>
        </text:list-item>
        <text:list-item>
          <text:p text:style-name="P6">Add them properly.</text:p>
        </text:list-item>
        <text:list-item>
          <text:p text:style-name="P6">User clicks undo → remove last action.</text:p>
        </text:list-item>
        <text:list-item>
          <text:p text:style-name="P6">What remains in the array?</text:p>
        </text:list-item>
      </text:list>
      <text:p text:style-name="Horizontal_20_Line"><text:soft-page-break/></text:p>
      <text:h text:style-name="Heading_20_3" text:outline-level="3">6️⃣ Queue Simulation (Line System)</text:h>
      <text:section text:style-name="Sect1" text:name="Section5">
        <text:p text:style-name="P1"><text:bookmark text:name="code-block-viewer Copy 4"/>let queue = ["Person1", "Person2"];</text:p>
      </text:section>
      <text:list text:style-name="L6">
        <text:list-item>
          <text:p text:style-name="P7">New person joins at the end.</text:p>
        </text:list-item>
        <text:list-item>
          <text:p text:style-name="P7">First person leaves.</text:p>
        </text:list-item>
        <text:list-item>
          <text:p text:style-name="P7">Another person joins at the beginning (VIP).</text:p>
        </text:list-item>
        <text:list-item>
          <text:p text:style-name="P7">What is the final queue?</text:p>
        </text:list-item>
      </text:list>
      <text:p text:style-name="Horizontal_20_Line"/>
      <text:h text:style-name="Heading_20_2" text:outline-level="2">🔵 Challenge Level</text:h>
      <text:h text:style-name="Heading_20_3" text:outline-level="3">7️⃣ Remove Specific Element Using indexOf</text:h>
      <text:section text:style-name="Sect1" text:name="Section6">
        <text:p text:style-name="P1"><text:bookmark text:name="code-block-viewer Copy 5"/>let animals = ["cat", "dog", "lion", "dog"];</text:p>
      </text:section>
      <text:list text:style-name="L7">
        <text:list-item>
          <text:p text:style-name="P8">Remove the first <text:span text:style-name="Source_20_Text">"dog"</text:span> using <text:span text:style-name="Source_20_Text">indexOf()</text:span> and another array method.</text:p>
        </text:list-item>
        <text:list-item>
          <text:p text:style-name="P8">What does the array become?</text:p>
        </text:list-item>
      </text:list>
      <text:p text:style-name="Horizontal_20_Line"/>
      <text:h text:style-name="Heading_20_3" text:outline-level="3">8️⃣ Check &amp; Add If Not Exists</text:h>
      <text:section text:style-name="Sect1" text:name="Section7">
        <text:p text:style-name="P1"><text:bookmark text:name="code-block-viewer Copy 6"/>let users = ["Alice", "Bob"];</text:p>
      </text:section>
      <text:p text:style-name="Text_20_body">Write logic:</text:p>
      <text:list text:style-name="L8">
        <text:list-item>
          <text:p text:style-name="P9">If <text:span text:style-name="Source_20_Text">"Charlie"</text:span> is NOT in the array, add it.</text:p>
        </text:list-item>
        <text:list-item>
          <text:p text:style-name="P9">If <text:span text:style-name="Source_20_Text">"Alice"</text:span> is in the array, remove the last user.</text:p>
        </text:list-item>
      </text:list>
      <text:p text:style-name="Text_20_body">What is the final array?</text:p>
      <text:p text:style-name="Horizontal_20_Line"/>
      <text:h text:style-name="Heading_20_3" text:outline-level="3">9️⃣ Predict the Output</text:h>
      <text:section text:style-name="Sect1" text:name="Section8">
        <text:p text:style-name="P1"><text:bookmark text:name="code-block-viewer Copy 7"/>let arr = [10, 20, 30];</text:p>
        <text:p text:style-name="Preformatted_20_Text">arr.push(40);</text:p>
        <text:p text:style-name="Preformatted_20_Text">arr.shift();</text:p>
        <text:p text:style-name="Preformatted_20_Text">arr.unshift(5);</text:p>
        <text:p text:style-name="Preformatted_20_Text">arr.pop();</text:p>
        <text:p text:style-name="Preformatted_20_Text">console.log(arr);</text:p>
        <text:p text:style-name="Preformatted_20_Text"/>
        <text:p text:style-name="Preformatted_20_Text"/>
        <text:p text:style-name="Preformatted_20_Text"/>
        <text:p text:style-name="Preformatted_20_Text"/>
        <text:p text:style-name="Text_20_body">Write a program to merge two arrays into a single array.<text:line-break/>[1, 2, 3] and [4, 5, 6]</text:p>
        <text:p text:style-name="Text_20_body">Write a program to remove a specified element from an array.<text:line-break/>[5, 3, 8, 9, 4]</text:p>
        <text:p text:style-name="Text_20_body">Write a program to convert an array of strings into a single string.<text:line-break/>["apple", "banana", "cherry"]</text:p>
        <text:p text:style-name="Text_20_body"><text:soft-page-break/>Write a program to reverse an array without using reverse function<text:line-break/>[1, 2, 3, 4, 5]</text:p>
        <text:p text:style-name="Text_20_body">Given an array of numbers, remove elements from index 2 to index 4 using the splice() method.<text:line-break/>[10, 20, 30, 40, 50]</text:p>
        <text:p text:style-name="Text_20_body">Given an array of numbers, extract a portion of the array from index 1 to index 4 (inclusive) using the slice() method.<text:line-break/>[10, 20, 30, 40, 50]</text:p>
        <text:p text:style-name="Text_20_body">Given an array of strings, extract the last three elements using the slice() method.<text:line-break/>['apple', 'banana', 'cherry', 'date', 'fig', 'hello', 'hi']</text:p>
        <text:p text:style-name="Text_20_body">split an array into chunks of a specified size.<text:line-break/>[1, 2, 3, 4, 5, 6, 7, 8, 9]<text:line-break/>answer:[[1, 2, 3], [4, 5, 6], [7, 8, 9]]</text:p>
        <text:p text:style-name="Preformatted_20_Text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0T18:30:15.237547250</meta:creation-date>
    <dc:date>2026-02-24T16:59:49.744991816</dc:date>
    <meta:editing-duration>PT16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3" meta:paragraph-count="60" meta:word-count="448" meta:character-count="2321" meta:non-whitespace-character-count="1957"/>
  </office:meta>
</office:document-meta>
</file>